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</style:style>
    <style:style style:name="P2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15%" style:writing-mode="lr-tb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15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7a4c" officeooo:paragraph-rsid="00097a4c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background-color="transparent" fo:padding="0cm" fo:border="none" style:writing-mode="lr-tb"/>
      <style:text-properties officeooo:rsid="00097a4c" officeooo:paragraph-rsid="00097a4c"/>
    </style:style>
    <style:style style:name="P1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background-color="transparent" fo:padding="0cm" fo:border="none" style:writing-mode="lr-tb"/>
      <style:text-properties officeooo:rsid="00097a4c" officeooo:paragraph-rsid="00097a4c"/>
    </style:style>
    <style:style style:name="P1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background-color="transparent" fo:padding="0cm" fo:border="none" style:writing-mode="lr-tb"/>
      <style:text-properties fo:background-color="#ffff00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9ae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834c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834c" style:text-blinking="fals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097a4c" fo:background-color="transparent" loext:char-shading-value="0"/>
    </style:style>
    <style:style style:name="T9" style:family="text">
      <style:text-properties fo:font-weight="bold" fo:background-color="transparent" loext:char-shading-value="0"/>
    </style:style>
    <style:style style:name="T10" style:family="text">
      <style:text-properties officeooo:rsid="0009834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0e78dd1a-7fff-1a10-ca4d-c84f6ecfddd3"/>Copertina</text:p>
      <text:p text:style-name="P2">Indice</text:p>
      <text:p text:style-name="P2">Scopo del documento</text:p>
      <text:p text:style-name="P4"><text:span text:style-name="T2">Con il presente documento si intende fare una prima analisi, in linguaggio naturale, dei requisiti e di altri aspetti del progetto </text:span><text:span text:style-name="T6">SpottyThings</text:span><text:span text:style-name="T2">. L’obiettivo del documento è quello di definire i seguenti punti:</text:span></text:p>
      <text:list xml:id="list1996691840" text:style-name="L1">
        <text:list-item>
          <text:p text:style-name="P5">Obiettivi del progetto.</text:p>
        </text:list-item>
        <text:list-item>
          <text:p text:style-name="P5">Requisiti funzionali.</text:p>
        </text:list-item>
        <text:list-item>
          <text:p text:style-name="P5">Requisiti non funzionali.</text:p>
        </text:list-item>
        <text:list-item>
          <text:p text:style-name="P5">Requisiti di Front-End.</text:p>
        </text:list-item>
        <text:list-item>
          <text:p text:style-name="P5">Requisiti di Back-End.</text:p>
        </text:list-item>
      </text:list>
      <text:p text:style-name="P1"/>
      <text:p text:style-name="P2">Obiettivi del progetto</text:p>
      <text:p text:style-name="P4"><text:span text:style-name="T2">Il progetto </text:span><text:span text:style-name="T6">SpottyThings </text:span><text:span text:style-name="T2">ha come obiettivo la realizzazione di un’applicazione Web compatibile con più dispositivi che permetta ai vari utenti di scambiare, affittare o comprare vari oggetti caricati sul sito da altri utenti. Il sistema si pone come punto di contatto tra i vari utenti per facilitare la compravendita e facilitare così la creazione di una fonte di guadagno per gli oggetti che non si utilizzano più.</text:span></text:p>
      <text:p text:style-name="P3"/>
      <text:p text:style-name="P3">Nello specifico il sistema deve permettere di:</text:p>
      <text:list xml:id="list3937988808" text:style-name="L2">
        <text:list-item>
          <text:p text:style-name="P6">registrarsi e confermare la propria identità con un documento per poter procedere con una transazione: solo gli utenti autenticati potranno sfruttare appieno le potenzialità del sito, ovvero lo scambio, l’affitto e l’acquisto/vendita degli oggetti, oltre che la personalizzazione del proprio profilo;</text:p>
        </text:list-item>
        <text:list-item>
          <text:p text:style-name="P6">a tutti gli utenti di visualizzare i prodotti disponibili, sotto forma di una lista, in base a diversi filtri imposti dall’utente stesso e, dopo la registrazione, di poterli selezionare per ottenere maggiori informazioni, contattare il venditore e comporre una wish list sulle cose che vuole comprare in futuro;</text:p>
        </text:list-item>
        <text:list-item>
          <text:p text:style-name="P8"><text:span text:style-name="T7">ai soli utenti registrati di postare annunci sui prodotti che si vogliono offrire in una o più delle diverse modalità permesse (scambio di oggetti, affitto di oggetti e vendita di oggetti) aggiungendo diverse informazioni e tag per rendere il prodotto più facilmente raggiungibile (e appetibile) per gli altri utenti. </text:span><text:span text:style-name="T8">(</text:span><text:span text:style-name="T7">La figura </text:span><text:span text:style-name="T9">fig 1</text:span><text:span text:style-name="T7"> mostra un possibile esempio di form da compilare con le varie informazioni sul prodotto</text:span><text:span text:style-name="T8">;) </text:span></text:p>
        </text:list-item>
        <text:list-item>
          <text:p text:style-name="P6">permettere l’interazione tra un venditore e un compratore tramite una chat privata per trattare sul prezzo, per chiedere maggiori informazioni o per mettersi in contatto per l’acquisto, il prestito o lo scambio del prodotto con altri oggetti;</text:p>
        </text:list-item>
        <text:list-item>
          <text:p text:style-name="P7">agli utenti registrate di avere un profilo personale in cui sono presenti alcune informazioni personali, oltre che permettere di vedere lo stato dei prodotti postati <text:span text:style-name="T10">e</text:span> lo storico degli acquisti;</text:p>
        </text:list-item>
        <text:list-item>
          <text:p text:style-name="P11"><text:span text:style-name="T1">fornire feedback sull’affidabilità dei venditori dando un commento testuale all’operazione effettuata e una valutazione numerica, in modo da creare una sorta di “ranking” dei venditori; </text:span><text:span text:style-name="T5">DA VEDERE DOVE METTERE</text:span></text:p>
        </text:list-item>
        <text:list-item>
          <text:p text:style-name="P9"><text:span text:style-name="T3">g</text:span><text:span text:style-name="T2">arantire che la transazione avvenga correttamente, evitando per esempio che venga ricevuto il prodotto prima del pagamento o viceversa, facendo da garante per entrambe le parti coinvolte.</text:span></text:p>
        </text:list-item>
      </text:list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oft-page-break/><text:span text:style-name="T3"/></text:p>
      <text:p text:style-name="P10"><text:span text:style-name="T3"/></text:p>
      <text:p text:style-name="P10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9:51:45.074329482</meta:creation-date>
    <dc:date>2022-09-28T09:43:26.027392605</dc:date>
    <meta:editing-duration>PT4M5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19" meta:word-count="419" meta:character-count="2721" meta:non-whitespace-character-count="2332"/>
  </office:meta>
</office:document-meta>
</file>